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fbd" draw:textarea-horizontal-align="justify" draw:textarea-vertical-align="middle" draw:auto-grow-height="false" fo:min-height="0.003cm" fo:min-width="0.26cm"/>
    </style:style>
    <style:style style:name="gr2" style:family="graphic" style:parent-style-name="standard">
      <style:graphic-properties draw:fill-color="#00afbd" draw:textarea-horizontal-align="justify" draw:textarea-vertical-align="middle" draw:auto-grow-height="false" fo:min-height="0.003cm" fo:min-width="0.259cm"/>
    </style:style>
    <style:style style:name="gr3" style:family="graphic" style:parent-style-name="standard">
      <style:graphic-properties draw:fill-color="#00afbd" draw:textarea-horizontal-align="justify" draw:textarea-vertical-align="middle" draw:auto-grow-height="false" fo:min-height="0.003cm" fo:min-width="0.258cm"/>
    </style:style>
    <style:style style:name="gr4" style:family="graphic" style:parent-style-name="standard">
      <style:graphic-properties draw:fill-color="#00afbd" draw:textarea-horizontal-align="justify" draw:textarea-vertical-align="middle" draw:auto-grow-height="false" fo:min-height="0cm" fo:min-width="0.27cm"/>
    </style:style>
    <style:style style:name="gr5" style:family="graphic" style:parent-style-name="standard">
      <style:graphic-properties svg:stroke-width="0.028cm" svg:stroke-color="#009da9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00afbd" draw:textarea-horizontal-align="justify" draw:textarea-vertical-align="middle" draw:auto-grow-height="false" fo:min-height="0.348cm" fo:min-width="0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1.538cm"/>
      <style:paragraph-properties style:writing-mode="lr-tb"/>
    </style:style>
    <style:style style:name="gr9" style:family="graphic" style:parent-style-name="standard">
      <style:graphic-properties draw:fill-color="#00afbd" draw:textarea-horizontal-align="justify" draw:textarea-vertical-align="middle" draw:auto-grow-height="false" fo:min-height="0.342cm" fo:min-width="0cm"/>
    </style:style>
    <style:style style:name="gr10" style:family="graphic" style:parent-style-name="objectwithoutfill">
      <style:graphic-properties svg:stroke-width="0cm" svg:stroke-color="#000000" draw:marker-start="Arrow" draw:marker-start-width="0.15cm" draw:marker-end="" draw:marker-end-width="0.1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00afbd" draw:textarea-horizontal-align="justify" draw:textarea-vertical-align="middle" draw:auto-grow-height="false" fo:min-height="0.34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1.452cm"/>
      <style:paragraph-properties style:writing-mode="lr-tb"/>
    </style:style>
    <style:style style:name="gr13" style:family="graphic" style:parent-style-name="standard">
      <style:graphic-properties draw:fill-color="#00afbd" draw:textarea-horizontal-align="justify" draw:textarea-vertical-align="middle" draw:auto-grow-height="false" fo:min-height="0cm" fo:min-width="0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0.1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3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7cm" fo:min-width="0.3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333cm"/>
      <style:paragraph-properties style:writing-mode="lr-tb"/>
    </style:style>
    <style:style style:name="gr19" style:family="graphic" style:parent-style-name="standard">
      <style:graphic-properties draw:fill-color="#00afbd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0.316cm"/>
      <style:paragraph-properties style:writing-mode="lr-tb"/>
    </style:style>
    <style:style style:name="gr21" style:family="graphic" style:parent-style-name="standard">
      <style:graphic-properties draw:stroke="none" draw:fill="none" fo:min-height="0.432cm"/>
      <style:paragraph-properties style:writing-mode="lr-tb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231cm"/>
      <style:paragraph-properties style:writing-mode="lr-tb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0.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  <style:paragraph-properties style:writing-mode="lr-tb"/>
    </style:style>
    <style:style style:name="gr29" style:family="graphic" style:parent-style-name="objectwithoutfill">
      <style:graphic-properties draw:marker-end="Arrow" draw:marker-end-width="0.15cm" draw:fill="none" draw:textarea-vertical-align="middle"/>
    </style:style>
    <style:style style:name="P1" style:family="paragraph">
      <loext:graphic-properties draw:fill-color="#00afbd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  <style:text-properties fo:font-size="9pt" fo:language="en" fo:country="GB"/>
    </style:style>
    <style:style style:name="P4" style:family="paragraph">
      <style:paragraph-properties fo:text-align="center" style:writing-mode="lr-tb"/>
      <style:text-properties fo:font-size="9pt" fo:language="en" fo:country="GB" style:font-size-asian="9pt" style:font-size-complex="9pt"/>
    </style:style>
    <style:style style:name="P5" style:family="paragraph">
      <loext:graphic-properties draw:fill-color="#00afbd"/>
      <style:paragraph-properties fo:text-align="center" style:writing-mode="lr-tb"/>
      <style:text-properties fo:font-size="9pt" fo:language="en" fo:country="GB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fo:font-size="9pt" fo:language="en" fo:country="GB" style:font-size-asian="9pt" style:font-size-complex="9pt"/>
    </style:style>
    <style:style style:name="P7" style:family="paragraph">
      <loext:graphic-properties draw:fill="none"/>
      <style:paragraph-properties fo:text-align="center"/>
      <style:text-properties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-color="#00afbd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font-size="9pt" fo:language="en" fo:country="GB" style:font-size-asian="9pt" style:font-size-complex="9pt"/>
    </style:style>
    <style:style style:name="T2" style:family="text">
      <style:text-properties style:text-position="-33% 58%" fo:font-size="9pt" fo:language="en" fo:country="GB" style:font-size-asian="9pt" style:font-size-complex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en" fo:country="GB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text-position="-33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cm" svg:height="0.253cm" svg:x="4.743cm" svg:y="4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759cm" svg:height="0.253cm" svg:x="6.919cm" svg:y="4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6cm" svg:height="0.253cm" svg:x="4.743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758cm" svg:height="0.253cm" svg:x="6.965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77cm" svg:height="0.249cm" draw:transform="rotate (1.5707963267949) translate (6.134cm 5.894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4.743cm" svg:y1="4.635cm" svg:x2="3.994cm" svg:y2="5.125cm" draw:start-shape="id1" draw:start-glue-point="3" draw:end-shape="id2" draw:end-glue-point="4" svg:d="M4743 4635h-749v490" svg:viewBox="0 0 750 491">
          <text:p/>
        </draw:connector>
        <draw:connector draw:style-name="gr5" draw:text-style-name="P2" draw:layer="layout" svg:x1="3.994cm" svg:y1="5.971cm" svg:x2="4.743cm" svg:y2="6.426cm" draw:start-shape="id2" draw:start-glue-point="8" draw:end-shape="id3" draw:end-glue-point="3" svg:d="M3994 5971v455h749" svg:viewBox="0 0 750 456">
          <text:p/>
        </draw:connector>
        <draw:connector draw:style-name="gr5" draw:text-style-name="P3" draw:layer="layout" draw:line-skew="-0.157cm" svg:x1="8.312cm" svg:y1="7.779cm" svg:x2="6.254cm" svg:y2="7.972cm" draw:start-shape="id4" draw:start-glue-point="2" draw:end-shape="id5" draw:end-glue-point="6" svg:d="M8312 7779v537h-2058v-344" svg:viewBox="0 0 2059 538">
          <text:p/>
        </draw:connector>
        <draw:connector draw:style-name="gr6" draw:text-style-name="P2" draw:layer="layout" svg:x1="5.503cm" svg:y1="6.426cm" svg:x2="6.965cm" svg:y2="6.426cm" draw:start-shape="id3" draw:start-glue-point="1" draw:end-shape="id6" draw:end-glue-point="3" svg:d="M5503 6426h1462" svg:viewBox="0 0 1463 1">
          <text:p/>
        </draw:connector>
        <draw:connector draw:style-name="gr5" draw:text-style-name="P3" draw:layer="layout" svg:x1="6.258cm" svg:y1="5.894cm" svg:x2="6.965cm" svg:y2="6.426cm" draw:start-shape="id7" draw:start-glue-point="3" draw:end-shape="id6" draw:end-glue-point="3" svg:d="M6258 5894v532h707" svg:viewBox="0 0 708 533">
          <text:p/>
        </draw:connector>
        <draw:connector draw:style-name="gr5" draw:text-style-name="P2" draw:layer="layout" svg:x1="6.919cm" svg:y1="4.635cm" svg:x2="6.258cm" svg:y2="5.124cm" draw:start-shape="id8" draw:start-glue-point="3" draw:end-shape="id7" draw:end-glue-point="1" svg:d="M6919 4635h-661v489" svg:viewBox="0 0 662 490">
          <text:p/>
        </draw:connector>
        <draw:custom-shape draw:style-name="gr7" draw:text-style-name="P5" xml:id="id2" draw:id="id2" draw:layer="layout" svg:width="0.834cm" svg:height="0.846cm" svg:x="3.577cm" svg:y="5.125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038cm" svg:height="0.757cm" svg:x="8.46cm" svg:y="5.562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9" draw:text-style-name="P1" draw:layer="layout" svg:width="0.976cm" svg:height="1.182cm" svg:x="7.826cm" svg:y="4.9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7" draw:layer="layout" svg:x1="8.322cm" svg:y1="5.166cm" svg:x2="8.32cm" svg:y2="5.903cm">
            <text:p/>
          </draw:line>
        </draw:g>
        <draw:custom-shape draw:style-name="gr11" draw:text-style-name="P5" xml:id="id5" draw:id="id5" draw:layer="layout" svg:width="0.976cm" svg:height="1.181cm" svg:x="5.766cm" svg:y="6.791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952cm" svg:height="0.97cm" svg:x="6.179cm" svg:y="7.35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5"> </text:span></text:p>
          </draw:text-box>
        </draw:frame>
        <draw:connector draw:style-name="gr5" draw:text-style-name="P9" draw:layer="layout" svg:x1="5.503cm" svg:y1="6.426cm" svg:x2="6.254cm" svg:y2="6.791cm" draw:start-shape="id3" draw:start-glue-point="1" draw:end-shape="id5" draw:end-glue-point="4" svg:d="M5503 6426h751v365" svg:viewBox="0 0 752 366">
          <text:p/>
        </draw:connector>
        <draw:connector draw:style-name="gr5" draw:text-style-name="P9" draw:layer="layout" svg:x1="5.503cm" svg:y1="4.635cm" svg:x2="6.258cm" svg:y2="5.124cm" draw:start-shape="id1" draw:start-glue-point="1" draw:end-shape="id7" draw:end-glue-point="1" svg:d="M5503 4635h755v489" svg:viewBox="0 0 756 490">
          <text:p/>
        </draw:connector>
        <draw:connector draw:style-name="gr5" draw:text-style-name="P9" draw:layer="layout" draw:line-skew="0.321cm" svg:x1="7.723cm" svg:y1="6.426cm" svg:x2="8.253cm" svg:y2="6.424cm" draw:start-shape="id6" draw:start-glue-point="1" draw:end-shape="id9" draw:end-glue-point="6" svg:d="M7723 6426h586v-2h-56" svg:viewBox="0 0 587 3">
          <text:p/>
        </draw:connector>
        <draw:connector draw:style-name="gr5" draw:text-style-name="P9" draw:layer="layout" svg:x1="7.678cm" svg:y1="4.635cm" svg:x2="8.314cm" svg:y2="4.936cm" draw:start-shape="id8" draw:start-glue-point="1" draw:end-shape="id10" draw:end-glue-point="0" svg:d="M7678 4635h636v301" svg:viewBox="0 0 637 302">
          <text:p/>
        </draw:connector>
        <draw:custom-shape draw:style-name="gr2" draw:text-style-name="P1" xml:id="id11" draw:id="id11" draw:layer="layout" svg:width="0.759cm" svg:height="0.253cm" svg:x="4.743cm" svg:y="8.1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0.769cm" svg:height="0.25cm" draw:transform="rotate (1.5707963267949) translate (3.867cm 7.731cm)">
          <text:p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5.502cm" svg:y1="8.309cm" svg:x2="6.254cm" svg:y2="7.972cm" draw:start-shape="id11" draw:start-glue-point="1" draw:end-shape="id5" draw:end-glue-point="6" svg:d="M5502 8309h752v-337" svg:viewBox="0 0 753 338">
          <text:p/>
        </draw:connector>
        <draw:connector draw:style-name="gr5" draw:text-style-name="P9" draw:layer="layout" svg:x1="3.992cm" svg:y1="6.962cm" svg:x2="4.743cm" svg:y2="6.426cm" draw:start-shape="id12" draw:start-glue-point="1" draw:end-shape="id3" draw:end-glue-point="3" svg:d="M3992 6962v-536h751" svg:viewBox="0 0 752 537">
          <text:p/>
        </draw:connector>
        <draw:connector draw:style-name="gr5" draw:text-style-name="P9" draw:layer="layout" svg:x1="3.992cm" svg:y1="7.731cm" svg:x2="4.743cm" svg:y2="8.309cm" draw:start-shape="id12" draw:start-glue-point="3" draw:end-shape="id11" draw:end-glue-point="3" svg:d="M3992 7731v578h751" svg:viewBox="0 0 752 579">
          <text:p/>
        </draw:connector>
        <draw:frame draw:style-name="gr14" draw:text-style-name="P6" draw:layer="layout" svg:width="0.684cm" svg:height="0.757cm" svg:x="8.673cm" svg:y="7.006cm">
          <draw:text-box>
            <text:p><text:span text:style-name="T1">I</text:span><text:span text:style-name="T2">c</text:span></text:p>
          </draw:text-box>
        </draw:frame>
        <draw:frame draw:style-name="gr15" draw:text-style-name="P10" draw:layer="layout" svg:width="0.833cm" svg:height="0.756cm" svg:x="4.754cm" svg:y="4.656cm">
          <draw:text-box>
            <text:p><text:span text:style-name="T6">R</text:span><text:span text:style-name="T7">1</text:span></text:p>
          </draw:text-box>
        </draw:frame>
        <draw:frame draw:style-name="gr16" draw:text-style-name="P10" draw:layer="layout" svg:width="0.833cm" svg:height="0.757cm" svg:x="4.768cm" svg:y="8.339cm">
          <draw:text-box>
            <text:p><text:span text:style-name="T6">R</text:span><text:span text:style-name="T7">7</text:span></text:p>
          </draw:text-box>
        </draw:frame>
        <draw:frame draw:style-name="gr15" draw:text-style-name="P10" draw:layer="layout" svg:width="0.833cm" svg:height="0.756cm" svg:x="6.956cm" svg:y="6.449cm">
          <draw:text-box>
            <text:p><text:span text:style-name="T6">R</text:span><text:span text:style-name="T7">5</text:span></text:p>
          </draw:text-box>
        </draw:frame>
        <draw:frame draw:style-name="gr17" draw:text-style-name="P10" draw:layer="layout" svg:width="1.032cm" svg:height="1.038cm" svg:x="4.755cm" svg:y="6.458cm">
          <draw:text-box>
            <text:p><text:span text:style-name="T6">R</text:span><text:span text:style-name="T7">4</text:span></text:p>
          </draw:text-box>
        </draw:frame>
        <draw:frame draw:style-name="gr16" draw:text-style-name="P10" draw:layer="layout" svg:width="0.833cm" svg:height="0.757cm" svg:x="6.24cm" svg:y="5.198cm">
          <draw:text-box>
            <text:p><text:span text:style-name="T6">R</text:span><text:span text:style-name="T7">3</text:span></text:p>
          </draw:text-box>
        </draw:frame>
        <draw:frame draw:style-name="gr18" draw:text-style-name="P10" draw:layer="layout" svg:width="0.833cm" svg:height="0.682cm" svg:x="6.918cm" svg:y="4.649cm">
          <draw:text-box>
            <text:p><text:span text:style-name="T6">R</text:span><text:span text:style-name="T7">2</text:span></text:p>
          </draw:text-box>
        </draw:frame>
        <draw:frame draw:style-name="gr15" draw:text-style-name="P10" draw:layer="layout" svg:width="0.833cm" svg:height="0.756cm" svg:x="3.213cm" svg:y="6.963cm">
          <draw:text-box>
            <text:p><text:span text:style-name="T6">R</text:span><text:span text:style-name="T7">6</text:span></text:p>
          </draw:text-box>
        </draw:frame>
        <draw:custom-shape draw:style-name="gr19" draw:text-style-name="P11" draw:layer="layout" svg:width="0.107cm" svg:height="0.119cm" svg:x="6.197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106cm" svg:height="0.119cm" svg:x="6.198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106cm" svg:height="0.118cm" svg:x="6.198cm" svg:y="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3" draw:id="id13" draw:layer="layout" svg:width="0.106cm" svg:height="0.118cm" svg:x="3.932cm" svg:y="6.3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0.816cm" svg:height="1.394cm" svg:x="5.468cm" svg:y="4.806cm">
          <draw:text-box>
            <text:p text:style-name="P9"><text:span text:style-name="T6">+</text:span></text:p>
            <text:p text:style-name="P9"><text:span text:style-name="T6">V</text:span><text:span text:style-name="T7">b</text:span></text:p>
            <text:p text:style-name="P9"><text:span text:style-name="T6"><text:s/></text:span><text:span text:style-name="T6">-</text:span></text:p>
          </draw:text-box>
        </draw:frame>
        <draw:frame draw:style-name="gr21" draw:text-style-name="P13" draw:layer="layout" svg:width="0.712cm" svg:height="0.682cm" svg:x="4.2cm" svg:y="6.876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2" draw:text-style-name="P14" draw:layer="layout" svg:x1="8.313cm" svg:y1="6.986cm" svg:x2="8.313cm" svg:y2="7.25cm">
            <text:p/>
          </draw:line>
          <draw:line draw:style-name="gr22" draw:text-style-name="P14" draw:layer="layout" svg:x1="7.968cm" svg:y1="7.252cm" svg:x2="8.657cm" svg:y2="7.252cm">
            <text:p/>
          </draw:line>
          <draw:line draw:style-name="gr22" draw:text-style-name="P14" draw:layer="layout" svg:x1="7.968cm" svg:y1="7.517cm" svg:x2="8.657cm" svg:y2="7.517cm">
            <text:p/>
          </draw:line>
          <draw:line draw:style-name="gr22" draw:text-style-name="P14" draw:layer="layout" svg:x1="8.313cm" svg:y1="7.515cm" svg:x2="8.313cm" svg:y2="7.779cm">
            <text:p/>
          </draw:line>
        </draw:g>
        <draw:frame draw:style-name="gr23" draw:text-style-name="P10" draw:layer="layout" svg:width="0.731cm" svg:height="0.653cm" svg:x="7.755cm" svg:y="7.464cm">
          <draw:text-box>
            <text:p><text:span text:style-name="T6">C</text:span></text:p>
          </draw:text-box>
        </draw:frame>
        <draw:frame draw:style-name="gr24" draw:text-style-name="P9" draw:layer="layout" svg:width="3.872cm" svg:height="1.44cm" svg:x="0.085cm" svg:y="4.7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25" draw:text-style-name="P14" draw:layer="layout" svg:x1="3.685cm" svg:y1="6.697cm" svg:x2="3.13cm" svg:y2="6.702cm">
            <text:p/>
          </draw:line>
          <draw:line draw:style-name="gr25" draw:text-style-name="P14" draw:layer="layout" svg:x1="3.685cm" svg:y1="6.694cm" svg:x2="3.13cm" svg:y2="6.699cm">
            <text:p/>
          </draw:line>
          <draw:line draw:style-name="gr25" draw:text-style-name="P14" draw:layer="layout" svg:x1="3.282cm" svg:y1="6.81cm" svg:x2="3.558cm" svg:y2="6.81cm">
            <text:p/>
          </draw:line>
          <draw:line draw:style-name="gr25" draw:text-style-name="P14" draw:layer="layout" svg:x1="3.356cm" svg:y1="6.907cm" svg:x2="3.489cm" svg:y2="6.907cm">
            <text:p/>
          </draw:line>
          <draw:line draw:style-name="gr25" draw:text-style-name="P14" draw:layer="layout" svg:x1="3.415cm" svg:y1="6.69cm" svg:x2="3.417cm" svg:y2="6.44cm">
            <text:p/>
          </draw:line>
        </draw:g>
        <draw:frame draw:style-name="gr26" draw:text-style-name="P10" draw:layer="layout" svg:width="0.68cm" svg:height="0.653cm" svg:x="3.605cm" svg:y="4.136cm">
          <draw:text-box>
            <text:p><text:span text:style-name="T6">1</text:span></text:p>
          </draw:text-box>
        </draw:frame>
        <draw:frame draw:style-name="gr26" draw:text-style-name="P10" draw:layer="layout" svg:width="0.68cm" svg:height="0.653cm" svg:x="5.905cm" svg:y="4.118cm">
          <draw:text-box>
            <text:p><text:span text:style-name="T6">2</text:span></text:p>
          </draw:text-box>
        </draw:frame>
        <draw:frame draw:style-name="gr26" draw:text-style-name="P10" draw:layer="layout" svg:width="0.68cm" svg:height="0.653cm" svg:x="8.072cm" svg:y="4.176cm">
          <draw:text-box>
            <text:p><text:span text:style-name="T6">3</text:span></text:p>
          </draw:text-box>
        </draw:frame>
        <draw:frame draw:style-name="gr27" draw:text-style-name="P10" draw:layer="layout" svg:width="0.68cm" svg:height="0.654cm" svg:x="6.122cm" svg:y="5.95cm">
          <draw:text-box>
            <text:p><text:span text:style-name="T6">5</text:span></text:p>
          </draw:text-box>
        </draw:frame>
        <draw:frame draw:style-name="gr26" draw:text-style-name="P10" draw:layer="layout" svg:width="0.68cm" svg:height="0.653cm" svg:x="3.573cm" svg:y="8.199cm">
          <draw:text-box>
            <text:p><text:span text:style-name="T6">7</text:span></text:p>
          </draw:text-box>
        </draw:frame>
        <draw:frame draw:style-name="gr28" draw:text-style-name="P10" draw:layer="layout" svg:width="0.68cm" svg:height="0.607cm" svg:x="5.931cm" svg:y="8.275cm">
          <draw:text-box>
            <text:p><text:span text:style-name="T6">8</text:span></text:p>
          </draw:text-box>
        </draw:frame>
        <draw:frame draw:style-name="gr26" draw:text-style-name="P10" draw:layer="layout" svg:width="0.68cm" svg:height="0.653cm" svg:x="8.196cm" svg:y="6.132cm">
          <draw:text-box>
            <text:p><text:span text:style-name="T6">6</text:span></text:p>
          </draw:text-box>
        </draw:frame>
        <draw:connector draw:style-name="gr5" draw:text-style-name="P9" draw:layer="layout" svg:x1="3.406cm" svg:y1="6.441cm" svg:x2="3.932cm" svg:y2="6.44cm" draw:end-shape="id13" draw:end-glue-point="6" svg:d="M3406 6441h13v-1h513" svg:viewBox="0 0 527 2">
          <text:p/>
        </draw:connector>
        <draw:connector draw:style-name="gr5" draw:text-style-name="P2" draw:layer="layout" draw:line-skew="0.145cm" svg:x1="8.314cm" svg:y1="6.124cm" svg:x2="8.312cm" svg:y2="6.986cm" draw:end-shape="id4" draw:end-glue-point="0" svg:d="M8314 6124v319h-2v543" svg:viewBox="0 0 3 863">
          <text:p/>
        </draw:connector>
        <draw:custom-shape draw:style-name="gr19" draw:text-style-name="P11" xml:id="id9" draw:id="id9" draw:layer="layout" svg:width="0.106cm" svg:height="0.118cm" svg:x="8.253cm" svg:y="6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5" draw:layer="layout" svg:x1="4.314cm" svg:y1="6.95cm" svg:x2="4.301cm" svg:y2="7.774cm">
          <text:p/>
        </draw:line>
        <draw:line draw:style-name="gr29" draw:text-style-name="P15" draw:layer="layout" svg:x1="8.812cm" svg:y1="7.086cm" svg:x2="8.81cm" svg:y2="7.8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23:38:45.352087588</dc:date>
    <meta:editing-duration>PT53M43S</meta:editing-duration>
    <meta:editing-cycles>21</meta:editing-cycles>
    <meta:generator>LibreOffice/6.4.6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